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XMLContext.AntXMLContex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XMLContext.getCurrentPro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popWr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XMLContext.setIgnoreProjectTag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currentWr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XMLContext.getCurren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addTarget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XMLContext.setCurrentTarget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setCurrentTargets( Map currentTarg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endPrefixMapping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XMLContext.getTar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configureId( Object element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XMLContext.setCurrentProjec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getBuildFile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parentWr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XMLContext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XMLContext.setBuildFile( File build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XMLContext.getBuil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getWrapper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isIgnoringProjec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setImplicitTarget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se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getPrefixMapping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XMLContext.pushWrapper( RuntimeConfigurable 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getCurrentTar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XMLContext.getImplici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